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DB3C9E9347782AC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0.95cm, 6.799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1.963cm" svg:height="12.001cm" svg:x="3.037cm" svg:y="1.999cm">
          <draw:image xlink:href="Pictures/100000000000078000000438DB3C9E9347782A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20T21:01:42.204000000</meta:creation-date>
    <dc:date>2020-08-20T21:02:54.686000000</dc:date>
    <meta:editing-duration>PT1M14S</meta:editing-duration>
    <meta:editing-cycles>1</meta:editing-cycles>
    <meta:document-statistic meta:object-count="26"/>
    <meta:generator>LibreOffice/7.0.0.3$Windows_X86_64 LibreOffice_project/8061b3e9204bef6b321a21033174034a5e2ea88e</meta:generator>
  </office:meta>
</office:document-meta>
</file>